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>
      <style:paragraph-properties fo:padding="0.049cm" fo:border="0.06pt solid #d9d9e3"/>
      <style:text-properties officeooo:paragraph-rsid="0017b2f3"/>
    </style:style>
    <style:style style:name="P3" style:family="paragraph" style:parent-style-name="Text_20_body">
      <style:paragraph-properties fo:padding="0.049cm" fo:border="0.06pt solid #d9d9e3"/>
      <style:text-properties officeooo:rsid="0017b2f3" officeooo:paragraph-rsid="0017b2f3"/>
    </style:style>
    <style:style style:name="P4" style:family="paragraph" style:parent-style-name="Text_20_body">
      <style:paragraph-properties fo:padding="0.049cm" fo:border="0.06pt solid #d9d9e3"/>
      <style:text-properties officeooo:paragraph-rsid="00182571"/>
    </style:style>
    <style:style style:name="T1" style:family="text">
      <style:text-properties officeooo:rsid="0017b2f3"/>
    </style:style>
    <style:style style:name="T2" style:family="text">
      <style:text-properties officeooo:rsid="0005c2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ofia El Missaoui</text:span> <text:s/></text:p>
      <text:p text:style-name="P2"><text:span text:style-name="T1">6 rue Pinel Saint Denis 93200</text:span>, <text:span text:style-name="T1">Saint Denis</text:span> </text:p>
      <text:p text:style-name="P3">07 82 82 59 74 <text:s text:c="2"/>sofiaelmissaoui.1@gmail.com</text:p>
      <text:p text:style-name="P1">Objet : Demande d'admission en BTS Services Informatiques aux Organisations</text:p>
      <text:p text:style-name="P1">Madame, Monsieur </text:p>
      <text:p text:style-name="P1">Je me permets de vous adresser la présente lettre afin de solliciter une admission en BTS Services Informatiques aux Organisations au sein de votre établissement pour l'année en cours.</text:p>
      <text:p text:style-name="P4">Après avoir obtenu mon baccalauréat général cette année, j'ai décidé de m'orienter vers une classe préparatoire PTSI <text:span text:style-name="T1">au lycée Raspail</text:span>. Cependant, au fil des <text:span text:style-name="T1">jours</text:span>, il est devenu évident que ce choix ne correspondait pas à mes aspirations, <text:span text:style-name="T1">j’ai décidé donc de relancer à la classe préparatoire et j</text:span>'ai la décision de réorienter mon parcours <text:s/>vers un BTS SIO, qui correspond davantage à mes intérêts et à mes objectifs de carrière. Mon engagement envers la réussite académique est fort, et je suis prêt<text:span text:style-name="T2">e </text:span>à travailler avec diligence, à apprendre activement et à collaborer avec mes pairs pour atteindre nos objectifs communs.</text:p>
      <text:p text:style-name="P2">Je vous remercie de l'attention que vous porterez à ma demande d'admission. Je reste à votre disposition pour toute information complémentaire ou pour un entretien. <text:span text:style-name="T1">Je vous pris de bien vouloir prendre en considération ma situation actuelle et de m’accorder une chance Je vous laisse en pièce jointe mes bulletin scolaires.</text:span></text:p>
      <text:p text:style-name="P1">Cordialement,</text:p>
      <text:p text:style-name="P3">Sofia El Missaoui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4:18:07.689437481</meta:creation-date>
    <dc:date>2023-09-08T00:57:14.106739600</dc:date>
    <meta:editing-duration>PT5H42M44S</meta:editing-duration>
    <meta:editing-cycles>2</meta:editing-cycles>
    <meta:generator>LibreOffice/7.5.4.2$MacOSX_X86_64 LibreOffice_project/36ccfdc35048b057fd9854c757a8b67ec53977b6</meta:generator>
    <meta:document-statistic meta:table-count="0" meta:image-count="0" meta:object-count="0" meta:page-count="1" meta:paragraph-count="10" meta:word-count="214" meta:character-count="1357" meta:non-whitespace-character-count="1146"/>
  </office:meta>
</office:document-meta>
</file>